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obyčejné" style:font-family-generic="modern" style:font-pitch="fixed"/>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Query" style:family="table">
      <style:table-properties style:width="3.604cm" fo:margin-left="1.104cm" fo:margin-right="12.291cm" table:align="margins"/>
    </style:style>
    <style:style style:name="Query.A" style:family="table-column">
      <style:table-column-properties style:column-width="3.604cm" style:rel-column-width="65535*"/>
    </style:style>
    <style:style style:name="Query.A1" style:family="table-cell">
      <style:table-cell-properties fo:padding="0.097cm" fo:border="0.002cm solid #000000"/>
    </style:style>
    <style:style style:name="Query.A2" style:family="table-cell">
      <style:table-cell-properties fo:padding="0.097cm" fo:border-left="0.002cm solid #000000" fo:border-right="0.002cm solid #000000" fo:border-top="0.002cm solid #000000" fo:border-bottom="none"/>
    </style:style>
    <style:style style:name="Query.A3" style:family="table-cell">
      <style:table-cell-properties fo:padding="0.097cm" fo:border-left="0.002cm solid #000000" fo:border-right="0.002cm solid #000000" fo:border-top="none" fo:border-bottom="none"/>
    </style:style>
    <style:style style:name="RMIDBLayerFactoryImplementation" style:family="table">
      <style:table-properties style:width="16.999cm" table:align="margins" style:shadow="none"/>
    </style:style>
    <style:style style:name="RMIDBLayerFactoryImplementation.A" style:family="table-column">
      <style:table-column-properties style:column-width="4.249cm" style:rel-column-width="16383*"/>
    </style:style>
    <style:style style:name="RMIDBLayerFactoryImplementation.A1" style:family="table-cell">
      <style:table-cell-properties fo:padding="0.097cm" fo:border="0.002cm solid #000000"/>
    </style:style>
    <style:style style:name="RMIDBLayerFactoryImplementation.C1" style:family="table-cell">
      <style:table-cell-properties fo:padding="0.097cm" fo:border-left="none" fo:border-right="0.002cm solid #000000" fo:border-top="0.002cm solid #000000" fo:border-bottom="0.002cm solid #000000"/>
    </style:style>
    <style:style style:name="RMIDBLayerFactoryImplementation.D2" style:family="table-cell">
      <style:table-cell-properties fo:background-color="transparent" fo:padding="0.097cm" fo:border-left="none" fo:border-right="0.002cm solid #000000" fo:border-top="0.002cm solid #000000" fo:border-bottom="0.002cm solid #000000">
        <style:background-image/>
      </style:table-cell-properties>
    </style:style>
    <style:style style:name="RMIDBLayerFactoryImplementation.A4" style:family="table-cell">
      <style:table-cell-properties fo:padding="0.097cm" fo:border-left="0.002cm solid #000000" fo:border-right="0.002cm solid #000000" fo:border-top="none" fo:border-bottom="none"/>
    </style:style>
    <style:style style:name="RMIDBLayerFactoryImplementation.B4" style:family="table-cell">
      <style:table-cell-properties fo:padding="0.097cm" fo:border-left="none" fo:border-right="0.002cm solid #000000" fo:border-top="none" fo:border-bottom="none"/>
    </style:style>
    <style:style style:name="RMIDBLayerFactoryImplementation.A12" style:family="table-cell">
      <style:table-cell-properties fo:padding="0.097cm" fo:border-left="0.002cm solid #000000" fo:border-right="0.002cm solid #000000" fo:border-top="none" fo:border-bottom="0.002cm solid #000000"/>
    </style:style>
    <style:style style:name="RMIDBLayerFactoryImplementation.B12" style:family="table-cell">
      <style:table-cell-properties fo:padding="0.097cm" fo:border-left="none" fo:border-right="0.002cm solid #000000" fo:border-top="none" fo:border-bottom="0.002cm solid #000000"/>
    </style:style>
    <style:style style:name="RMIDBLayerFactoryImplementation.A16" style:family="table-cell">
      <style:table-cell-properties fo:padding="0.097cm" fo:border-left="0.002cm solid #000000" fo:border-right="none" fo:border-top="none" fo:border-bottom="none"/>
    </style:style>
    <style:style style:name="RMIDBLayerFactoryImplementation.A21" style:family="table-cell">
      <style:table-cell-properties fo:padding="0.097cm" fo:border-left="0.002cm solid #000000" fo:border-right="none" fo:border-top="none" fo:border-bottom="0.002cm solid #000000"/>
    </style:style>
    <style:style style:name="P1" style:family="paragraph" style:parent-style-name="Table_20_Heading">
      <style:text-properties style:font-name="Courier New" fo:font-size="10pt" style:font-size-asian="10pt" style:font-size-complex="10pt"/>
    </style:style>
    <style:style style:name="P2" style:family="paragraph" style:parent-style-name="Table_20_Contents">
      <style:text-properties style:font-name="Courier New"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Verdana"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Verdana"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start" text:enable-numbering="false" fo:text-indent="0cm"/>
    </style:style>
    <style:style style:name="P9"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style:parent-style-name="Text_20_body" style:list-style-name="L1"/>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italic" fo:font-weight="normal" style:font-style-asian="italic" style:font-weight-asian="normal" style:font-style-complex="italic" style:font-weight-complex="normal"/>
    </style:style>
    <style:style style:name="P20" style:family="paragraph" style:parent-style-name="Preformatted_20_Text">
      <style:text-properties style:text-underline-style="none" fo:font-weight="normal" style:font-weight-asian="normal" style:font-weight-complex="normal"/>
    </style:style>
    <style:style style:name="P21" style:family="paragraph" style:parent-style-name="Heading_20_1">
      <style:paragraph-properties fo:break-before="page"/>
    </style:style>
    <style:style style:name="P22" style:family="paragraph" style:parent-style-name="Text_20_body" style:list-style-name="L6"/>
    <style:style style:name="P23" style:family="paragraph" style:parent-style-name="Preformatted_20_Text">
      <style:text-properties fo:font-style="italic" style:font-style-asian="italic" style:font-style-complex="italic"/>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8">
      <style:text-properties fo:font-style="italic" style:font-style-asian="italic" style:font-style-complex="italic"/>
    </style:style>
    <style:style style:name="P27"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urier New" fo:font-size="10pt" fo:font-style="normal" style:font-size-asian="10pt" style:font-style-asian="normal" style:font-size-complex="10pt" style:font-style-complex="normal"/>
    </style:style>
    <style:style style:name="T6" style:family="text">
      <style:text-properties style:use-window-font-color="true" style:text-outline="false" style:text-line-through-style="none" style:font-name="Verdana"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Verdana"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font-name="Courier New" fo:font-size="10pt" style:font-size-asian="10pt" style:font-size-complex="10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color="#0000ff"/>
    </style:style>
    <style:style style:name="T12" style:family="text">
      <style:text-properties style:font-name="Times New Roman" style:font-name-asian="Times New Roman" style:font-name-complex="Times New Roman"/>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dc2300" draw:fill-hatch-name="Blue_20_Crossed_20_45_20_Degrees" draw:fill-hatch-solid="tru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hatch" draw:fill-color="#ffffff" draw:fill-hatch-name="Blue_20_Crossed_20_45_20_Degrees" draw:fill-hatch-solid="tru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e6e6e6" draw:fill-gradient-name="Gradient_20_1" draw:fill-hatch-name="Black_20_0_20_Degrees" draw:fill-image-name="Empty"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unication Requirements in Plantlore</text:h>
      <text:h text:style-name="Heading_20_2" text:outline-level="2">Communication requirements</text:h>
      <text:p text:style-name="Text_20_body">The Client gathers information about the query type and its parameters, and is responsible for packing those information and handing them over to the Server. Since the Client <text:span text:style-name="T1">has no information</text:span><text:span text:style-name="T2"> about the DB model, the structure that stores that information is very general. It is the Server who extracts those information and builds appropriate SQL query, executes it, and sends the result of the operation back to the Client.</text:span></text:p>
      <text:p text:style-name="Text_20_body">The Query constructed by the Client has the following structure:</text:p>
      <table:table table:name="Query" table:style-name="Query">
        <table:table-column table:style-name="Query.A"/>
        <table:table-header-rows>
          <table:table-row>
            <table:table-cell table:style-name="Query.A1" office:value-type="string">
              <text:p text:style-name="P1">Query</text:p>
            </table:table-cell>
          </table:table-row>
        </table:table-header-rows>
        <table:table-row>
          <table:table-cell table:style-name="Query.A2" office:value-type="string">
            <text:p text:style-name="P2">QueryType type;</text:p>
          </table:table-cell>
        </table:table-row>
        <table:table-row>
          <table:table-cell table:style-name="Query.A3" office:value-type="string">
            <text:p text:style-name="P2">List couple;</text:p>
          </table:table-cell>
        </table:table-row>
        <table:table-row>
          <table:table-cell table:style-name="Query.A3" office:value-type="string">
            <text:p text:style-name="P2">…</text:p>
          </table:table-cell>
        </table:table-row>
        <table:table-row>
          <table:table-cell table:style-name="Query.A1" office:value-type="string">
            <text:p text:style-name="P2"/>
          </table:table-cell>
        </table:table-row>
      </table:table>
      <text:p text:style-name="Text_20_body">The <text:span text:style-name="T3">QueryType</text:span> denotes the type of the query – Insert, Delete, Update, Select. The <text:span text:style-name="T3">List</text:span><text:span text:style-name="T4"> stores couples </text:span><text:span text:style-name="T5">(key, value)</text:span><text:span text:style-name="T4"> – such as (Nearest bigger seat, Prague) or (Taxon, Escherichia Coli.).</text:span></text:p>
      <text:p text:style-name="P3">The <text:span text:style-name="T3">Result </text:span>returned by the Server </text:p>
      <text:h text:style-name="Heading_20_2" text:outline-level="2">Why RMI?</text:h>
      <text:p text:style-name="Text_20_body">Since the client has to </text:p>
      <text:h text:style-name="Heading_20_2" text:outline-level="2">Brief Introduction to RMI</text:h>
      <text:p text:style-name="Text_20_body"><draw:g text:anchor-type="paragraph" draw:z-index="0" draw:style-name="gr1"><draw:rect draw:style-name="gr2" draw:text-style-name="P4" draw:id="id5" svg:width="5.501cm" svg:height="4.5cm" svg:x="0.563cm" svg:y="1.217cm"><text:p/></draw:rect><draw:rect draw:style-name="gr2" draw:text-style-name="P4" draw:id="id2" svg:width="7.002cm" svg:height="4.5cm" svg:x="9.562cm" svg:y="1.217cm"><text:p/></draw:rect><draw:rect draw:style-name="gr2" draw:text-style-name="P4" svg:width="7.002cm" svg:height="2.502cm" svg:x="9.562cm" svg:y="8.216cm"><text:p/></draw:rect><draw:rect draw:style-name="gr3" draw:text-style-name="P4" svg:width="0.5cm" svg:height="0.502cm" svg:x="15.563cm" svg:y="3.717cm"><text:p/></draw:rect><draw:rect draw:style-name="gr4" draw:text-style-name="P6" draw:id="id4" svg:width="7.002cm" svg:height="1.001cm" svg:x="9.562cm" svg:y="0.217cm"><text:p text:style-name="P5"><text:span text:style-name="T6">Naming Service</text:span></text:p></draw:rect><draw:rect draw:style-name="gr4" draw:text-style-name="P6" draw:id="id3" svg:width="5.501cm" svg:height="1.001cm" svg:x="0.563cm" svg:y="0.217cm"><text:p text:style-name="P5"><text:span text:style-name="T6">Client</text:span></text:p></draw:rect><draw:rect draw:style-name="gr5" draw:text-style-name="P4" svg:width="0.5cm" svg:height="0.502cm" svg:x="15.563cm" svg:y="1.716cm"><text:p/></draw:rect><draw:rect draw:style-name="gr5" draw:text-style-name="P4" svg:width="0.5cm" svg:height="0.502cm" svg:x="15.563cm" svg:y="4.717cm"><text:p/></draw:rect><draw:rect draw:style-name="gr5" draw:text-style-name="P4" svg:width="0.5cm" svg:height="0.502cm" svg:x="15.563cm" svg:y="2.716cm"><text:p/></draw:rect><draw:rect draw:style-name="gr6" draw:text-style-name="P7" svg:width="5cm" svg:height="0.502cm" svg:x="10.063cm" svg:y="2.716cm"><text:p text:style-name="P5"><text:span text:style-name="T7">TaskDispatcher</text:span></text:p></draw:rect><draw:rect draw:style-name="gr6" draw:text-style-name="P7" svg:width="5cm" svg:height="0.502cm" svg:x="10.063cm" svg:y="3.717cm"><text:p text:style-name="P5"><text:span text:style-name="T7">PlantloreDBLayerFactory</text:span></text:p></draw:rect><draw:rect draw:style-name="gr6" draw:text-style-name="P7" svg:width="5cm" svg:height="0.502cm" svg:x="10.063cm" svg:y="4.717cm"><text:p text:style-name="P5"><text:span text:style-name="T7">....</text:span></text:p></draw:rect><draw:rect draw:style-name="gr6" draw:text-style-name="P9" svg:width="5cm" svg:height="0.502cm" svg:x="10.063cm" svg:y="1.716cm"><text:p text:style-name="P8"><text:span text:style-name="T7">ComputeEngine</text:span></text:p></draw:rect><draw:rect draw:style-name="gr4" draw:text-style-name="P6" draw:id="id1" svg:width="7.002cm" svg:height="0.999cm" svg:x="9.562cm" svg:y="7.218cm"><text:p text:style-name="P5"><text:span text:style-name="T6">Server</text:span></text:p></draw:rect><draw:connector draw:style-name="gr7" draw:text-style-name="P7" svg:x1="13.062cm" svg:y1="7.22cm" svg:x2="13.062cm" svg:y2="5.717cm" draw:start-shape="id1" draw:start-glue-point="0" draw:end-shape="id2" draw:end-glue-point="2"><text:p text:style-name="P5"><text:span text:style-name="T7"><text:s text:c="10"/></text:span><text:span text:style-name="T7">bind()</text:span></text:p></draw:connector><draw:connector draw:style-name="gr7" draw:text-style-name="P7" svg:x1="6.063cm" svg:y1="0.716cm" svg:x2="9.564cm" svg:y2="0.716cm" draw:start-shape="id3" draw:start-glue-point="1" draw:end-shape="id4" draw:end-glue-point="3"><text:p text:style-name="P5"><text:span text:style-name="T7"/></text:p><text:p text:style-name="P5"><text:span text:style-name="T7">lookup()</text:span></text:p></draw:connector><draw:connector draw:style-name="gr8" draw:text-style-name="P4" svg:x1="9.564cm" svg:y1="3.466cm" svg:x2="6.063cm" svg:y2="3.466cm" draw:start-shape="id2" draw:start-glue-point="3" draw:end-shape="id5"><text:p/></draw:connector><draw:rect draw:style-name="gr9" draw:text-style-name="P6" draw:id="id7" svg:width="6cm" svg:height="0.5cm" svg:x="10.063cm" svg:y="8.717cm"><text:p text:style-name="P5"><text:span text:style-name="T6">PlantloreDBLayerFactory</text:span></text:p></draw:rect><draw:rect draw:style-name="gr10" draw:text-style-name="P4" svg:width="6cm" svg:height="1.001cm" svg:x="10.063cm" svg:y="9.216cm"><text:p/></draw:rect><draw:rect draw:style-name="gr3" draw:text-style-name="P4" draw:id="id6" svg:width="0.502cm" svg:height="0.502cm" svg:x="1.062cm" svg:y="4.717cm"><text:p/></draw:rect><draw:rect draw:style-name="gr3" draw:text-style-name="P4" svg:width="0.5cm" svg:height="0.5cm" svg:x="7.564cm" svg:y="3.217cm"><text:p/></draw:rect><draw:connector draw:style-name="gr7" draw:text-style-name="P7" svg:x1="1.313cm" svg:y1="5.218cm" svg:x2="10.065cm" svg:y2="8.968cm" draw:start-shape="id6" draw:start-glue-point="2" draw:end-shape="id7" draw:end-glue-point="3"><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text:p><text:p text:style-name="P5"><text:span text:style-name="T7">RMI</text:span></text:p></draw:connector></draw:g></text:p>
      <text:h text:style-name="Heading_20_3" text:outline-level="3">Terminology</text:h>
      <text:list text:style-name="L1">
        <text:list-item>
          <text:p text:style-name="P10"><text:span text:style-name="T1">stub</text:span> (proxy, remote reference)</text:p>
          <text:p text:style-name="P10">The stub is merely a reference to the remote object. It contains information about the object it refers to – what kind of object it is, where it is located, … It identifies the remote object.</text:p>
        </text:list-item>
        <text:list-item>
          <text:p text:style-name="P11">remote object</text:p>
          <text:p text:style-name="P10">The remote object is an object that can accept remote calls. The remote object „lives“ on the server – i.e. it is stored in the server's memory and its code is executed on the server.</text:p>
        </text:list-item>
      </text:list>
      <text:h text:style-name="Heading_20_3" text:outline-level="3">The mechanism</text:h>
      <text:list text:style-name="L2">
        <text:list-item>
          <text:p text:style-name="P12">The Server <text:span text:style-name="T1">creates </text:span>objects such as PlantloreDBLayerFactory.</text:p>
        </text:list-item>
        <text:list-item>
          <text:p text:style-name="P12">The RMI must become aware of existence of such objects, so that they can accept remote calls. The Server must <text:span text:style-name="T1">export</text:span> them = make RMI aware of their existence.</text:p>
        </text:list-item>
        <text:list-item>
          <text:p text:style-name="P12">The Server shall <text:span text:style-name="T1">bind</text:span> the remote objects to a Naming service, so that anyone can obtain the remote references.</text:p>
        </text:list-item>
        <text:list-item>
          <text:p text:style-name="P12">The Clients that wish to call methods of the remote object must obtain their stubs first. This is done by asking the Naming service (<text:span text:style-name="T1">lookup</text:span>), which returns the appropriate stub for the remote object.</text:p>
        </text:list-item>
        <text:list-item>
          <text:p text:style-name="P12">The Client can call methods of the object via the stub.</text:p>
        </text:list-item>
      </text:list>
      <text:p text:style-name="Text_20_body">The Client always has a <text:span text:style-name="T1">stub</text:span><text:span text:style-name="T2"> and must use it to invoke methods of the </text:span><text:span text:style-name="T1">remote object</text:span><text:span text:style-name="T2">. Each method call is handled by the RMI – parameters are </text:span><text:span text:style-name="T1">marshalled</text:span><text:span text:style-name="T2"> (packed) and send to the remote RMI, which must recreate those objects and fill them with sent values, perform the method call, marshall the result, send it back to the other RMI, which unmarshalls them and returns them as a result of the method call.</text:span></text:p>
      <text:h text:style-name="Heading_20_3" text:outline-level="3">Naming service</text:h>
      <text:p text:style-name="Text_20_body">The Naming service is a remote object :), that is capable of storing pairs <text:span text:style-name="T8">(Key, Stub)</text:span> and returning the stub when asked for it by the associated name.</text:p>
      <text:h text:style-name="Heading_20_2" text:outline-level="2">Java RMI – A Simple Example</text:h>
      <text:p text:style-name="Text_20_body">The cornerstone is a <text:span text:style-name="T1">remote interface</text:span>. An interface is remote, if it extends java.rmi.remote. The remote interface declares the signatures of methods, that can be called. Each method of the remote interface must throw RemoteException.</text:p>
      <text:p text:style-name="Preformatted_20_Text"><text:span text:style-name="T1">interface</text:span> <text:span text:style-name="T9">Hello</text:span> <text:span text:style-name="T1">extends</text:span> java.rmi.Remote {</text:p>
      <text:p text:style-name="Preformatted_20_Text"><text:tab/>String <text:span text:style-name="T10">say</text:span>() <text:span text:style-name="T1">throws</text:span> java.rmi.RemoteException;</text:p>
      <text:p text:style-name="Preformatted_20_Text">}</text:p>
      <text:p text:style-name="Text_20_body"><text:span text:style-name="T1">Remote object</text:span> is an object that implements remote interface.</text:p>
      <text:p text:style-name="Preformatted_20_Text"><text:span text:style-name="T1">class</text:span> MyHello <text:span text:style-name="T1">implements</text:span> Hello {</text:p>
      <text:p text:style-name="Preformatted_20_Text"><text:tab/>String <text:span text:style-name="T10">say</text:span>() <text:span text:style-name="T1">throws</text:span> java.rmi.RemoteException {</text:p>
      <text:p text:style-name="Preformatted_20_Text"><text:tab/><text:tab/><text:span text:style-name="T1">return</text:span> „Hello World!“;</text:p>
      <text:p text:style-name="Preformatted_20_Text"><text:tab/>}</text:p>
      <text:p text:style-name="Preformatted_20_Text">}</text:p>
      <text:p text:style-name="Text_20_body">There are two ways to <text:span text:style-name="T1">export</text:span> an object</text:p>
      <text:list text:style-name="L3">
        <text:list-item>
          <text:p text:style-name="P13">either the object is a <text:span text:style-name="T1">subclass of the UnicastRemoteObject</text:span>, in this case it is exported automatically (thanks to the constructor of the superclass), </text:p>
        </text:list-item>
        <text:list-item>
          <text:p text:style-name="P13">or directly by calling <text:span text:style-name="T1">UnicastRemoteObject.exportObject()</text:span>;</text:p>
        </text:list-item>
      </text:list>
      <text:p text:style-name="Text_20_body">Creating the remote object is simple</text:p>
      <text:p text:style-name="Preformatted_20_Text">Hello obj = <text:span text:style-name="T1">new</text:span> MyHello();</text:p>
      <text:p text:style-name="Text_20_body">To <text:span text:style-name="T1">export</text:span> it, we call (only if the object is not a subclass of the UnicastRemoteObject)</text:p>
      <text:p text:style-name="Preformatted_20_Text">UnicastRemoteObject.<text:span text:style-name="T3">exportObject</text:span><text:span text:style-name="T4">(obj);</text:span></text:p>
      <text:p text:style-name="Text_20_body">Now, the remote object is exported and can accept remote calls. However, the clients will need to get the stub of this object. That's why we <text:span text:style-name="T1">usually</text:span> need the Naming service (rmiregistry). The server must <text:span text:style-name="T1">bind</text:span> the remote object to the Naming service.</text:p>
      <text:p text:style-name="Preformatted_20_Text">Naming.bind(<text:span text:style-name="T11">„MyHelloWorld!“</text:span>, obj);</text:p>
      <text:p text:style-name="Text_20_body">The client will need the stub to invoke the methods of the remote object. One way to <text:span text:style-name="T1">get the stub</text:span> is to download it from the Naming service by asking it.</text:p>
      <text:p text:style-name="Preformatted_20_Text">Hello robj = (Hello) Naming.lookup(<text:span text:style-name="T11">„MyHelloWorld!“</text:span>);</text:p>
      <text:p text:style-name="Text_20_body">Now the client can <text:span text:style-name="T1">call </text:span>the remote object via the Hello interface</text:p>
      <text:p text:style-name="Preformatted_20_Text">String answer = robj.say();</text:p>
      <text:p text:style-name="Preformatted_20_Text">System.out.println(answer);</text:p>
      <text:h text:style-name="Heading_20_2" text:outline-level="2">Java RMI – More Sophisticated Example</text:h>
      <text:p text:style-name="Text_20_body">We know the way RMI works. Now we introduce a slightly sophisticated example, which will do the following: the remote object will execute the incoming object and return result of that operation.</text:p>
      <text:p text:style-name="Text_20_body">First, we have to define the parameter – the object to be executed. We shall refer to it via an interface. This object will travel through the RMI machinery, so it has to be <text:span text:style-name="T1">serialized</text:span>. An object is serialized, if it implements the java.io.Serializable interface.</text:p>
      <text:p text:style-name="Preformatted_20_Text"><text:span text:style-name="T1">interface</text:span> Task <text:span text:style-name="T1">extends</text:span> java.io.Serializable {</text:p>
      <text:p text:style-name="Preformatted_20_Text"><text:tab/>Object <text:span text:style-name="T10">execute</text:span>();</text:p>
      <text:p text:style-name="Preformatted_20_Text">}</text:p>
      <text:p text:style-name="Text_20_body">We have defined an interface for a task, that can be executed. An example of implementation of such task can be the computation of <text:span text:style-name="T3">Pi</text:span>.</text:p>
      <text:p text:style-name="Preformatted_20_Text"><text:span text:style-name="T1">class</text:span> ComputePi <text:span text:style-name="T1">implements</text:span> Task {</text:p>
      <text:p text:style-name="Preformatted_20_Text"><text:tab/>Object <text:span text:style-name="T10">execute</text:span>() {</text:p>
      <text:p text:style-name="Preformatted_20_Text"><text:tab/><text:tab/>BigDecimal pi = /* compute Pi */;</text:p>
      <text:p text:style-name="Preformatted_20_Text"><text:tab/><text:tab/>return pi;</text:p>
      <text:p text:style-name="Preformatted_20_Text"><text:tab/>}</text:p>
      <text:p text:style-name="Preformatted_20_Text">}</text:p>
      <text:p text:style-name="Text_20_body">Second, we have to specify the remote interface, that will be capable of processing given tasks.</text:p>
      <text:p text:style-name="Preformatted_20_Text"><text:span text:style-name="T1">interface</text:span> TaskProcessor <text:span text:style-name="T1">extends</text:span> java.rmi.Remote {</text:p>
      <text:p text:style-name="Preformatted_20_Text"><text:tab/>Object <text:span text:style-name="T10">process</text:span>(Task t) <text:span text:style-name="T1">throws</text:span> RemoteException;</text:p>
      <text:p text:style-name="Preformatted_20_Text">}</text:p>
      <text:p text:style-name="Text_20_body">A simple implementation of such interface can look like this.</text:p>
      <text:p text:style-name="Preformatted_20_Text"><text:span text:style-name="T1">class</text:span> MyTaskProcessor <text:span text:style-name="T1">extends</text:span> UnicastRemoteObject </text:p>
      <text:p text:style-name="Preformatted_20_Text"><text:tab/><text:tab/><text:tab/><text:tab/><text:span text:style-name="T1">implements</text:span> TaskProcessor {</text:p>
      <text:p text:style-name="Preformatted_20_Text"/>
      <text:p text:style-name="Preformatted_20_Text"><text:tab/><text:span text:style-name="T1">public</text:span> <text:span text:style-name="T10">MyTaskProcessor</text:span>() <text:span text:style-name="T1">throws</text:span> RemoteException {}</text:p>
      <text:p text:style-name="Preformatted_20_Text"/>
      <text:p text:style-name="Preformatted_20_Text"><text:tab/><text:span text:style-name="T1">public</text:span> Object <text:span text:style-name="T10">process</text:span>(Task t) <text:span text:style-name="T1">throws</text:span> RemoteException {</text:p>
      <text:p text:style-name="Preformatted_20_Text"><text:tab/><text:tab/><text:span text:style-name="T1">return</text:span> t.execute();</text:p>
      <text:p text:style-name="Preformatted_20_Text"><text:tab/>}</text:p>
      <text:p text:style-name="Preformatted_20_Text">}</text:p>
      <text:p text:style-name="Text_20_body">Third, we must create, export and bind the task processor.</text:p>
      <text:p text:style-name="Preformatted_20_Text">TaskProcessor p = <text:span text:style-name="T1">new</text:span> MyTaskProcessor(); // create &amp; export</text:p>
      <text:p text:style-name="Preformatted_20_Text">Naming.rebind(„TaskProcessor“, processor);</text:p>
      <text:p text:style-name="Text_20_body">Finally, the client obtains the stub and can instruct the processor to perform some task, such as <text:s/>compute <text:span text:style-name="T3">Pi</text:span>.</text:p>
      <text:p text:style-name="Preformatted_20_Text">// Get the registry on the remote host</text:p>
      <text:p text:style-name="Preformatted_20_Text">Registry registry = LocateRegistry.getRegistry(host);</text:p>
      <text:p text:style-name="Preformatted_20_Text">// Get the TaskProcessor stub</text:p>
      <text:p text:style-name="Preformatted_20_Text">TaskProcessor p = (TaskProcessor) registry.lookup(„TaskProcessor“);</text:p>
      <text:p text:style-name="Preformatted_20_Text"/>
      <text:p text:style-name="Preformatted_20_Text">// Create a new task</text:p>
      <text:p text:style-name="Preformatted_20_Text">Task t = <text:span text:style-name="T1">new</text:span> ComputePi();</text:p>
      <text:p text:style-name="Preformatted_20_Text"/>
      <text:p text:style-name="Preformatted_20_Text">// Let the remote object process the task</text:p>
      <text:p text:style-name="Preformatted_20_Text">p.process(t);</text:p>
      <text:p text:style-name="Text_20_body">The advantage of the RMI approach is, that the server can process tasks it <text:s/>has never seen before. Such behaviour would require proper settings of <text:span text:style-name="T1">codebase</text:span>, so that the server/client could easily download classes they need. <text:span text:style-name="T1">Codebase</text:span> can be thought of as a remote classpath.</text:p>
      <text:h text:style-name="Heading_20_2" text:outline-level="2">More Detailed Insight in RMI's Work</text:h>
      <text:p text:style-name="Text_20_body">Suppose we have a stub of a remote object and we call one of its methods, say </text:p>
      <text:p text:style-name="Preformatted_20_Text">Object result = p.process(t);</text:p>
      <text:p text:style-name="Text_20_body">We describe the sequence of steps, that must be taken to deal with the remote call.</text:p>
      <text:list text:style-name="L4">
        <text:list-item>
          <text:p text:style-name="P14">RMI serializes parameter (object) <text:span text:style-name="T3">t</text:span> so that it can be easily sent through the network. This means the state of the object is somehow stored as a sequence of bytes. This includes objects consisting of „unpleasant structures“ such as doubly linked lists, hashtables, trees, and other dynamically created structures.</text:p>
        </text:list-item>
        <text:list-item>
          <text:p text:style-name="P14">RMI transfers the serialized object to the remote JVM and the „remote“ RMI receives it.</text:p>
        </text:list-item>
        <text:list-item>
          <text:p text:style-name="P14">The remote RMI must re-create the object, which means it must <text:span text:style-name="T1">create a new instance of the object</text:span><text:span text:style-name="T2">, restore information about its state from the sequence of bytes, and finally restore the state of the object accordingly. By now the remote JVM has an exact copy of the object sent by the „local“ JVM.</text:span></text:p>
        </text:list-item>
        <text:list-item>
          <text:p text:style-name="P15">The remote RMI invokes the appropriate method of the remote object. It passes all reconstructed objects as parameters of that call.</text:p>
        </text:list-item>
        <text:list-item>
          <text:p text:style-name="P15">After the method call is finished, the remote RMI must perform step 2 on the result (object).</text:p>
        </text:list-item>
        <text:list-item>
          <text:p text:style-name="P15">The „local“ RMI receives the bytecode and must perform step 3 to recreate the result on the „local“ JVM. The result is then returned as a result of the remote method call.</text:p>
        </text:list-item>
      </text:list>
      <text:h text:style-name="Heading_20_2" text:outline-level="2">A Note about the Codebase</text:h>
      <text:p text:style-name="Text_20_body">As we said before, both Client and Server may eventually have to download some classes they need to create certain objects. Take the more sophisticated example. The server must have the ComputePi class to be able call its execute() method. If the client creates another task, ComputeE for expample, and sends it to the server, a problem will occur.</text:p>
      <text:p text:style-name="Preformatted_20_Text">Task t = <text:span text:style-name="T1">new</text:span> ComputeE();</text:p>
      <text:p text:style-name="Preformatted_20_Text">p.process(t);</text:p>
      <text:p text:style-name="Text_20_body">The server will have to call the execute() method of the task, but he can't possibly know, how it is implemented – the remote RMI will try to search the classpath in order to find the implementation of ComputeE, so that it can be executed. If the search fails the remote RMI tries the codebase. The codebase can contain URLs of places, where the missing classes can be downloaded.</text:p>
      <text:p text:style-name="Text_20_body">Suppose that all classes of all tasks are stored on the http server running at data.kolej.mff.cuni.cz. The server must be run with codebase property set to the <text:a xlink:type="simple" xlink:href="http://data.kolej.mff.cuni.cz/tasks/">http://data.kolej.mff.cuni.cz/tasks/</text:a></text:p>
      <text:p text:style-name="Text_20_body">Then it will be able to download requested classes. The problem is, that the server must somehow learn the location of those classes so as to be able to set its codebase properly. There are only two possible ways of downloading classes – ftp and http server.</text:p>
      <text:p text:style-name="Text_20_body">We will assume, that both server and client <text:span text:style-name="T1">do </text:span>have all classes they need to run.</text:p>
      <text:h text:style-name="Heading_20_2" text:outline-level="2">A Word or Two about Stubs</text:h>
      <text:p text:style-name="Text_20_body">The stubs are generated for each remote object. Stubs are objects, they have their own classes. If we use the default Naming service, the stub's class is automatically (by RMI) downloaded, so that the stub (object) can be created on the local client.</text:p>
      <text:p text:style-name="Text_20_body">If we for some reason do not wish to use the Naming service and have our own way of handing over the stubs to the client, we must also ensure, that the client has an appropriate class, to be able to re-create the stub (because what we are actually handing over is the state of the stub), or that the client has a way of downloading the stubs' classes.</text:p>
      <text:h text:style-name="Heading_20_2" text:outline-level="2">Few Notes About the Remote Objects and Stubs</text:h>
      <text:p text:style-name="Text_20_body">Remote objects live on the server. If we create and export them, they are capable of accepting remote calls. This is ensured by the RMI middleware by calling the appropriate method of the stub.</text:p>
      <text:p text:style-name="Text_20_body">You have to remember, that the Naming service always <text:span text:style-name="T1">returns a stub</text:span> for the given remote object (object, that is bound with a particular name), not the remote object! Think of the stub as a <text:span text:style-name="T1">remote reference</text:span><text:span text:style-name="T2">.</text:span></text:p>
      <text:p text:style-name="P16">If a particular method is called twice via the stub, the remote JVM (= JVM where the remote object lives) may execute it concurently in two threads! If you want to have a synchronized access, the synchronization must take place on the remote object.</text:p>
      <text:h text:style-name="Heading_20_2" text:outline-level="2">The Most Sophisticated Example of RMI Usage</text:h>
      <text:p text:style-name="Text_20_body">Consider a following problem: There is a database on the remote server. You need an object, that would handle the database connection and sometimes send some results. You also need your own remote object – one that is not shared with other clients. Here's how it could be done.</text:p>
      <text:p text:style-name="Text_20_body">First, we define an interface, that will handle the connection to the database.</text:p>
      <text:p text:style-name="Preformatted_20_Text"><text:span text:style-name="T1">interface</text:span> Database <text:span text:style-name="T1">extends</text:span> Remote, Serializable {</text:p>
      <text:p text:style-name="Preformatted_20_Text"><text:tab/>Result <text:span text:style-name="T10">initializeConnection</text:span>() <text:span text:style-name="T1">throws</text:span> RemoteException;</text:p>
      <text:p text:style-name="Preformatted_20_Text"><text:tab/>Result <text:span text:style-name="T10">closeConnection</text:span>() <text:span text:style-name="T1">throws</text:span><text:span text:style-name="T2"> RemoteException;</text:span></text:p>
      <text:p text:style-name="Preformatted_20_Text"><text:tab/>Result <text:span text:style-name="T10">executeQuery</text:span>(Query q) <text:span text:style-name="T1">throws </text:span><text:span text:style-name="T2">RemoteException;</text:span></text:p>
      <text:p text:style-name="Preformatted_20_Text"><text:tab/>Object[] <text:span text:style-name="T10">more</text:span>(Result r, int from, int to) <text:span text:style-name="T1">throws </text:span><text:span text:style-name="T2">RemoteExc.;</text:span> </text:p>
      <text:p text:style-name="Preformatted_20_Text">}</text:p>
      <text:p text:style-name="Text_20_body">An implementation of this interface will be able to make a connection to the database, execute some query and return some records.</text:p>
      <text:p text:style-name="Text_20_body">Second, we define an interface of an abstract factory, that will create the remote database objects.</text:p>
      <text:p text:style-name="P17">interface <text:span text:style-name="T2">RemoteDatabaseFactory </text:span>extends<text:span text:style-name="T2"> Remote {</text:span></text:p>
      <text:p text:style-name="P18"><text:tab/>Database <text:span text:style-name="T10">getDatabase</text:span>() <text:span text:style-name="T1">throws</text:span> RemoteException;</text:p>
      <text:p text:style-name="P18"><text:tab/>void <text:span text:style-name="T10">getRidOf</text:span>(Database db) <text:span text:style-name="T1">throws</text:span> RemoteException;</text:p>
      <text:p text:style-name="P18">}</text:p>
      <text:p text:style-name="Text_20_body">The implementation will create a new remote object and return a stub of that particular object. Because it is the object that is exported and has to be unexported, and we return/obtain only the object's stub, we have to keep a translation table stub<text:span text:style-name="T12">→</text:span>remote object so as to be able to unexport the object when necessary. That's what the hashtable <text:span text:style-name="T8">exported</text:span> is good for.</text:p>
      <text:p text:style-name="P17">Class<text:span text:style-name="T2"> MyRemoteDatabaseFactory </text:span>extends<text:span text:style-name="T2"> UnicastRemoteObject </text:span></text:p>
      <text:p text:style-name="P18"><text:tab/><text:tab/><text:span text:style-name="T1">implements</text:span> RemoteDatabaseFactory {</text:p>
      <text:p text:style-name="P18"/>
      <text:p text:style-name="P19"><text:tab/>// Translate stub-&gt;database object</text:p>
      <text:p text:style-name="P18"><text:tab/>Hashtable&lt;Remote, Database&gt; exported = <text:span text:style-name="T1">new</text:span> …;</text:p>
      <text:p text:style-name="P18"/>
      <text:p text:style-name="P18"><text:tab/>Database <text:span text:style-name="T10">getDatabase</text:span><text:span text:style-name="T9">() </text:span><text:span text:style-name="T13">throws</text:span><text:span text:style-name="T9"> RemoteException {</text:span></text:p>
      <text:p text:style-name="P20"><text:tab/><text:tab/>Database db = new MyDatabase();</text:p>
      <text:p text:style-name="P20"><text:tab/><text:tab/>Remote db_stub = UnicastRemoteObject.exportObject(db);</text:p>
      <text:p text:style-name="P20"><text:tab/><text:tab/>exported.put(db_stub, db);</text:p>
      <text:p text:style-name="P20"><text:tab/><text:tab/><text:span text:style-name="T1">return</text:span> (Database) db_stub;</text:p>
      <text:p text:style-name="P20"><text:tab/>}</text:p>
      <text:p text:style-name="P20"><text:tab/></text:p>
      <text:p text:style-name="P20"><text:tab/>void <text:span text:style-name="T10">getRidOf</text:span>(Database db_stub) <text:span text:style-name="T1">throws</text:span> RemoteException {</text:p>
      <text:p text:style-name="P20"><text:tab/><text:tab/>Database db = exported.remove(db_stub);<text:span text:style-name="T3"> // we have the stub!</text:span></text:p>
      <text:p text:style-name="P20"><text:tab/><text:tab/>if(db == null) <text:span text:style-name="T1">return</text:span>;</text:p>
      <text:p text:style-name="P20"><text:tab/><text:tab/>db.closeConnection();</text:p>
      <text:p text:style-name="P20"><text:tab/><text:tab/>UnicastRemoteObject.unexportObject(db, true); <text:span text:style-name="T3">// unexport</text:span></text:p>
      <text:p text:style-name="P20"><text:tab/>}</text:p>
      <text:p text:style-name="P18">}</text:p>
      <text:p text:style-name="Text_20_body">The server creates a new remote database factory and binds it.</text:p>
      <text:p text:style-name="Preformatted_20_Text">RemoteDatabaseFactory f = <text:span text:style-name="T1">new</text:span> MyRemoteDatabaseFactory();</text:p>
      <text:p text:style-name="Preformatted_20_Text">Naming.rebind(„RemoteDatabaseFactory“, f);</text:p>
      <text:p text:style-name="Text_20_body">Client must make two steps to be able to work with a database. First, it must find a remote database factory.</text:p>
      <text:p text:style-name="Preformatted_20_Text">Registry registry = LocateRegistry.getRegistry(host);</text:p>
      <text:p text:style-name="Preformatted_20_Text">RemoteDatabaseFactory f = (RemoteDatabaseFactory) </text:p>
      <text:p text:style-name="Preformatted_20_Text"><text:tab/><text:tab/><text:tab/><text:tab/>registry.lookup(„RemoteDatabaseFactory“);</text:p>
      <text:p text:style-name="Text_20_body">Second, it must ask the factory to create a new database object.</text:p>
      <text:p text:style-name="Preformatted_20_Text">Database db = f.getDatabase();</text:p>
      <text:p text:style-name="Text_20_body">Now, the client can operate with the database via the Database interface.</text:p>
      <text:p text:style-name="Preformatted_20_Text">db.initializeConnection();</text:p>
      <text:p text:style-name="Preformatted_20_Text"/>
      <text:p text:style-name="Preformatted_20_Text">Query q = new SelectQuery(„Plant“, „E*“);</text:p>
      <text:p text:style-name="Preformatted_20_Text">Result r = db.executeQuery(q);</text:p>
      <text:p text:style-name="Preformatted_20_Text">Object[] plant = db.more(r, 0, r.getRows() - 1);</text:p>
      <text:p text:style-name="Preformatted_20_Text">…</text:p>
      <text:p text:style-name="Preformatted_20_Text">f.getRidOf(db);</text:p>
      <text:p text:style-name="Text_20_body"/>
      <text:h text:style-name="P21" text:outline-level="1">Solution to our Problem</text:h>
      <text:p text:style-name="Text_20_body">In this section we describe how the RMI is used in Plantlore.</text:p>
      <text:h text:style-name="Heading_20_2" text:outline-level="2">The Client</text:h>
      <text:p text:style-name="Text_20_body">The client has the desire to work with a (possibly remote) database. The only thing it needs to know is where the database is located and what its identificator is.</text:p>
      <text:p text:style-name="Text_20_body">The client uses only two interfaces – <text:span text:style-name="T8">DBLayerFactory</text:span> (DBLF) and <text:span text:style-name="T8">DBLayer </text:span>(DBL). Both interfaces are listed below.</text:p>
      <text:p text:style-name="Preformatted_20_Text"><text:span text:style-name="T1">interface</text:span> DBLayerFactory {</text:p>
      <text:p text:style-name="Preformatted_20_Text"><text:tab/></text:p>
      <text:p text:style-name="Preformatted_20_Text"><text:tab/>DBLayer <text:span text:style-name="T10">create</text:span>();</text:p>
      <text:p text:style-name="Preformatted_20_Text"><text:tab/>DBLayer <text:span text:style-name="T10">create</text:span>(String host, short port) <text:span text:style-name="T1">throws</text:span></text:p>
      <text:p text:style-name="Preformatted_20_Text"><text:tab/><text:tab/><text:tab/>RemoteException, NotBoundException;</text:p>
      <text:p text:style-name="Preformatted_20_Text"><text:tab/>void <text:span text:style-name="T10">destroy</text:span>(DBLayer db) <text:span text:style-name="T1">throws</text:span> RemoteException;</text:p>
      <text:p text:style-name="Preformatted_20_Text">}</text:p>
      <text:p text:style-name="Text_20_body"/>
      <text:p text:style-name="Preformatted_20_Text"><text:span text:style-name="T1">interface</text:span> DBLayer <text:span text:style-name="T1">extends</text:span> Serializable, Remote {</text:p>
      <text:p text:style-name="Preformatted_20_Text"><text:tab/></text:p>
      <text:p text:style-name="Preformatted_20_Text"><text:tab/>void <text:span text:style-name="T10">initialize</text:span>() <text:span text:style-name="T1">throws</text:span> RemoteException;</text:p>
      <text:p text:style-name="Preformatted_20_Text"><text:tab/>... // PENDING: more methods, after Kovo finishes DBL</text:p>
      <text:p text:style-name="Preformatted_20_Text"><text:tab/>void <text:span text:style-name="T10">close</text:span>() <text:span text:style-name="T1">throws</text:span> RemoteException;</text:p>
      <text:p text:style-name="Preformatted_20_Text">}</text:p>
      <text:p text:style-name="Text_20_body">If the client wishes to connect to a certain server, it must follow these steps:</text:p>
      <text:list text:style-name="L6">
        <text:list-item>
          <text:p text:style-name="P22">Create its own DBLF.</text:p>
        </text:list-item>
      </text:list>
      <text:p text:style-name="Preformatted_20_Text">DBLayerFactory factory = <text:span text:style-name="T1">new</text:span> RMIDBLayerFactory();</text:p>
      <text:list text:style-name="L6" text:continue-numbering="true">
        <text:list-item>
          <text:p text:style-name="P22">Ask the Factory to create the DBL for him.</text:p>
        </text:list-item>
      </text:list>
      <text:p text:style-name="Preformatted_20_Text">DBLayer db = factory.createDBLayer(host, port);</text:p>
      <text:p text:style-name="P23">// or alternatively</text:p>
      <text:p text:style-name="Preformatted_20_Text">DBLayer db = factory.createDBLayer();</text:p>
      <text:list text:style-name="L6" text:continue-numbering="true">
        <text:list-item>
          <text:p text:style-name="P22">Work with the DBL – initialize it, execute queries, etc.</text:p>
        </text:list-item>
      </text:list>
      <text:p text:style-name="Preformatted_20_Text">db.initialize("krater", "ls&amp;k73j*");</text:p>
      <text:list text:style-name="L6" text:continue-numbering="true">
        <text:list-item>
          <text:p text:style-name="P22">Get rid of the DBL.</text:p>
        </text:list-item>
      </text:list>
      <text:p text:style-name="Preformatted_20_Text">factory.destroy(db);</text:p>
      <text:p text:style-name="Text_20_body">The client knows (almost) nothing about the way the DBL or DBLF are implemented.</text:p>
      <text:h text:style-name="Heading_20_2" text:outline-level="2">The Server</text:h>
      <text:p text:style-name="Text_20_body">The only responsibility of the server is to bind the RemoteDBLayerFactory (RDBLF) to the RMI registry to make it available to everyone. The RDBLF can create instances of DBL and return their stubs to the caller. The interface is:</text:p>
      <text:p text:style-name="Preformatted_20_Text"><text:span text:style-name="T1">interface</text:span> RemoteDBLayerFactory <text:span text:style-name="T1">extends</text:span> Remote {</text:p>
      <text:p text:style-name="Preformatted_20_Text"><text:tab/></text:p>
      <text:p text:style-name="Preformatted_20_Text"><text:tab/>DBLayer <text:span text:style-name="T10">createRemote</text:span>() <text:span text:style-name="T1">throws</text:span> RemoteException;</text:p>
      <text:p text:style-name="Preformatted_20_Text"><text:tab/>void <text:span text:style-name="T10">destroyRemote</text:span>(DBLayer stub) <text:span text:style-name="T1">throws</text:span> RemoteException;</text:p>
      <text:p text:style-name="Preformatted_20_Text">}</text:p>
      <text:p text:style-name="Text_20_body">The client knows nothing about the RDBLF. In fact it is the implementation of the DBLF that should contact the RDBLF and ask it to create the DBL on the <text:span text:style-name="T1">server</text:span> to be able to return the stub to the client. The client doesn't have to know he works with a remote object.</text:p>
      <text:p text:style-name="Text_20_body">The only job of the server is:</text:p>
      <text:list text:style-name="L7">
        <text:list-item>
          <text:p text:style-name="P24">Create an RBDLF.</text:p>
        </text:list-item>
      </text:list>
      <text:p text:style-name="Preformatted_20_Text">RemoteDBLayerFactory remoteFactory = new RMIDBLayerFactory();</text:p>
      <text:list text:style-name="L7" text:continue-numbering="true">
        <text:list-item>
          <text:p text:style-name="P24">Bind it.</text:p>
        </text:list-item>
      </text:list>
      <text:p text:style-name="Preformatted_20_Text">rmiregistry.bind("PL_RDBLF", remoteFactory);</text:p>
      <text:p text:style-name="Text_20_body">The rest is up to the implementation of the RDBLF interface.</text:p>
      <text:h text:style-name="Heading_20_3" text:outline-level="3">RMIDBLayerFactory</text:h>
      <text:p text:style-name="Text_20_body">This is the implementation of both RDBLF and DBLF interfaces. The details of the implementation are revealed here.</text:p>
      <text:list text:style-name="L8">
        <text:list-item>
          <text:p text:style-name="P25">DBLayerFactory methods</text:p>
          <text:list>
            <text:list-item>
              <text:p text:style-name="P25">DBLayer <text:span text:style-name="T14">create</text:span>()</text:p>
              <text:p text:style-name="P26">Creates a local object and returns it to the caller. This method should be used to forge a connection to the <text:span text:style-name="T1">local</text:span> database (i.e. database located on the user's computer), because the RMI doesn't get involved - which means no overhead and more speed. </text:p>
            </text:list-item>
            <text:list-item>
              <text:p text:style-name="P25">DBLayer <text:span text:style-name="T14">create</text:span>(String host, short port)</text:p>
              <text:p text:style-name="P26">The DBLF contacts the RDBLF dwelling on the specified host. The DBLF then asks the RDBLF to create a remote object (see <text:span text:style-name="T10">createRemote</text:span>) and returns it to the caller.</text:p>
            </text:list-item>
            <text:list-item>
              <text:p text:style-name="P25">void <text:span text:style-name="T14">destroy</text:span>(DBLayer db)</text:p>
              <text:p text:style-name="P26">If the database is local the object is destroyed. If the database is remote, the RDBLF (see <text:span text:style-name="T10">destroyRemote</text:span>) is asked to destroy that object. The destruction of a remote object includes its unexporting = preventing it from receiving remote calls.</text:p>
            </text:list-item>
          </text:list>
        </text:list-item>
        <text:list-item>
          <text:p text:style-name="P25">RemoteDBLayerFactory methods</text:p>
          <text:list>
            <text:list-item>
              <text:p text:style-name="P25">DBLayer <text:span text:style-name="T14">createRemote</text:span>()</text:p>
              <text:p text:style-name="P26">A remote object is created and exported on the server. The caller receives the stub of that remote object. The remote object is unique for each and every client.</text:p>
            </text:list-item>
            <text:list-item>
              <text:p text:style-name="P25">void <text:span text:style-name="T14">destroyRemote</text:span>(DBLayer db)</text:p>
              <text:p text:style-name="P26">The remote object belonging to this stub is unexported and destroyed (all references to that object are forgotten ~ the object becomes ready to be garbage collected).</text:p>
            </text:list-item>
          </text:list>
        </text:list-item>
      </text:list>
      <text:p text:style-name="Text_20_body">Because merging the implementation of both interfaces together may look confusing, there is a picture of typical usage of such object.</text:p>
      <table:table table:name="RMIDBLayerFactoryImplementation" table:style-name="RMIDBLayerFactoryImplementation">
        <table:table-column table:style-name="RMIDBLayerFactoryImplementation.A" table:number-columns-repeated="4"/>
        <table:table-row>
          <table:table-cell table:style-name="RMIDBLayerFactoryImplementation.A1" table:number-columns-spanned="2" office:value-type="string">
            <text:p text:style-name="Table_20_Heading">CLIENT (LOCAL JVM)</text:p>
          </table:table-cell>
          <table:covered-table-cell/>
          <table:table-cell table:style-name="RMIDBLayerFactoryImplementation.C1" table:number-columns-spanned="2" office:value-type="string">
            <text:p text:style-name="Table_20_Heading">SERVER (REMOTE JVM)</text:p>
          </table:table-cell>
          <table:covered-table-cell/>
        </table:table-row>
        <table:table-row>
          <table:table-cell table:style-name="RMIDBLayerFactoryImplementation.A1" office:value-type="string">
            <text:p text:style-name="Table_20_Heading">Client Code</text:p>
          </table:table-cell>
          <table:table-cell table:style-name="RMIDBLayerFactoryImplementation.C1" office:value-type="string">
            <text:p text:style-name="Table_20_Heading">DBLayerFactory</text:p>
          </table:table-cell>
          <table:table-cell table:style-name="RMIDBLayerFactoryImplementation.C1" office:value-type="string">
            <text:p text:style-name="Table_20_Heading">RemoteDBLayerFctr.</text:p>
          </table:table-cell>
          <table:table-cell table:style-name="RMIDBLayerFactoryImplementation.D2" office:value-type="string">
            <text:p text:style-name="Table_20_Heading">Server Code</text:p>
          </table:table-cell>
        </table:table-row>
        <table:table-row>
          <table:table-cell table:style-name="RMIDBLayerFactoryImplementation.A1" office:value-type="string">
            <text:p text:style-name="Table_20_Contents"/>
          </table:table-cell>
          <table:table-cell table:style-name="RMIDBLayerFactoryImplementation.C1" office:value-type="string">
            <text:p text:style-name="Table_20_Contents"/>
          </table:table-cell>
          <table:table-cell table:style-name="RMIDBLayerFactoryImplementation.C1" office:value-type="string">
            <text:p text:style-name="Table_20_Contents"/>
          </table:table-cell>
          <table:table-cell table:style-name="RMIDBLayerFactoryImplementation.C1" office:value-type="string">
            <text:p text:style-name="Table_20_Contents">LocateRegistry.</text:p>
            <text:p text:style-name="Table_20_Contents"><text:s text:c="2"/>createRegistry(1099).</text:p>
            <text:p text:style-name="Table_20_Contents"><text:s text:c="2"/>rebind("PL_RDBLF",</text:p>
            <text:p text:style-name="Table_20_Contents"><text:s text:c="5"/>new RDBLF())</text:p>
          </table:table-cell>
        </table:table-row>
        <table:table-row>
          <table:table-cell table:style-name="RMIDBLayerFactoryImplementation.A4" office:value-type="string">
            <text:p text:style-name="Table_20_Contents">DBLF f = new DBLF()</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P27">-- server ends --</text:p>
          </table:table-cell>
        </table:table-row>
        <table:table-row>
          <table:table-cell table:style-name="RMIDBLayerFactoryImplementation.A4" office:value-type="string">
            <text:p text:style-name="Table_20_Contents">DBL db = f.createDB(</text:p>
            <text:p text:style-name="Table_20_Contents"><text:s text:c="2"/>host, port)</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4" office:value-type="string">
            <text:p text:style-name="Table_20_Contents"/>
          </table:table-cell>
          <table:table-cell table:style-name="RMIDBLayerFactoryImplementation.B4" office:value-type="string">
            <text:p text:style-name="Table_20_Contents">RDBLF rf = (RDBLF)</text:p>
            <text:p text:style-name="Table_20_Contents"><text:s text:c="2"/>LocateRegistry.</text:p>
            <text:p text:style-name="Table_20_Contents"><text:s text:c="2"/>getRegistry(host,</text:p>
            <text:p text:style-name="Table_20_Contents"><text:s text:c="4"/>port).</text:p>
            <text:p text:style-name="Table_20_Contents"><text:s text:c="2"/>lookup("PL_RDBLF")</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4" office:value-type="string">
            <text:p text:style-name="Table_20_Contents"/>
          </table:table-cell>
          <table:table-cell table:style-name="RMIDBLayerFactoryImplementation.B4" office:value-type="string">
            <text:p text:style-name="Table_20_Contents">DBL stub =</text:p>
            <text:p text:style-name="Table_20_Contents"><text:s text:c="2"/>rf.createRemote()</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Table_20_Contents">DBL db = new MyDBL()</text:p>
          </table:table-cell>
          <table:table-cell table:style-name="RMIDBLayerFactoryImplementation.B4" office:value-type="string">
            <text:p text:style-name="Table_20_Contents"/>
          </table:table-cell>
        </table:table-row>
        <table:table-row>
          <table:table-cell table:style-name="RMIDBLayerFactoryImplementation.A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Table_20_Contents">DBL stub = export(db)</text:p>
          </table:table-cell>
          <table:table-cell table:style-name="RMIDBLayerFactoryImplementation.B4" office:value-type="string">
            <text:p text:style-name="Table_20_Contents"/>
          </table:table-cell>
        </table:table-row>
        <table:table-row>
          <table:table-cell table:style-name="RMIDBLayerFactoryImplementation.A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Table_20_Contents">return stub</text:p>
          </table:table-cell>
          <table:table-cell table:style-name="RMIDBLayerFactoryImplementation.B4" office:value-type="string">
            <text:p text:style-name="Table_20_Contents"/>
          </table:table-cell>
        </table:table-row>
        <table:table-row>
          <table:table-cell table:style-name="RMIDBLayerFactoryImplementation.A4" office:value-type="string">
            <text:p text:style-name="Table_20_Contents"/>
          </table:table-cell>
          <table:table-cell table:style-name="RMIDBLayerFactoryImplementation.B4" office:value-type="string">
            <text:p text:style-name="Table_20_Contents">return stub</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12" office:value-type="string">
            <text:p text:style-name="Table_20_Contents">// db is ready</text:p>
          </table:table-cell>
          <table:table-cell table:style-name="RMIDBLayerFactoryImplementation.B12" office:value-type="string">
            <text:p text:style-name="Table_20_Contents"/>
          </table:table-cell>
          <table:table-cell table:style-name="RMIDBLayerFactoryImplementation.B12" office:value-type="string">
            <text:p text:style-name="Table_20_Contents"/>
          </table:table-cell>
          <table:table-cell table:style-name="RMIDBLayerFactoryImplementation.B12" office:value-type="string">
            <text:p text:style-name="Table_20_Contents"/>
          </table:table-cell>
        </table:table-row>
        <table:table-row>
          <table:table-cell table:style-name="RMIDBLayerFactoryImplementation.A4" office:value-type="string">
            <text:p text:style-name="Table_20_Contents">db.initialize(usr,</text:p>
            <text:p text:style-name="Table_20_Contents"><text:s text:c="2"/>password)</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12" office:value-type="string">
            <text:p text:style-name="Table_20_Contents">...</text:p>
          </table:table-cell>
          <table:table-cell table:style-name="RMIDBLayerFactoryImplementation.B12" office:value-type="string">
            <text:p text:style-name="Table_20_Contents"/>
          </table:table-cell>
          <table:table-cell table:style-name="RMIDBLayerFactoryImplementation.B12" office:value-type="string">
            <text:p text:style-name="Table_20_Contents"/>
          </table:table-cell>
          <table:table-cell table:style-name="RMIDBLayerFactoryImplementation.B12" office:value-type="string">
            <text:p text:style-name="Table_20_Contents"/>
          </table:table-cell>
        </table:table-row>
        <table:table-row>
          <table:table-cell table:style-name="RMIDBLayerFactoryImplementation.A4" office:value-type="string">
            <text:p text:style-name="Table_20_Contents">f.destroy(db);</text:p>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16" office:value-type="string">
            <text:p text:style-name="Table_20_Contents"/>
          </table:table-cell>
          <table:table-cell table:style-name="RMIDBLayerFactoryImplementation.A16" office:value-type="string">
            <text:p text:style-name="Table_20_Contents">db.close()</text:p>
          </table:table-cell>
          <table:table-cell table:style-name="RMIDBLayerFactoryImplementation.A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16" office:value-type="string">
            <text:p text:style-name="Table_20_Contents"/>
          </table:table-cell>
          <table:table-cell table:style-name="RMIDBLayerFactoryImplementation.A16" office:value-type="string">
            <text:p text:style-name="Table_20_Contents">if(db is remote)</text:p>
            <text:p text:style-name="Table_20_Contents"><text:s text:c="2"/>rf.destroyRemote(db)</text:p>
          </table:table-cell>
          <table:table-cell table:style-name="RMIDBLayerFactoryImplementation.A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16" office:value-type="string">
            <text:p text:style-name="Table_20_Contents"/>
          </table:table-cell>
          <table:table-cell table:style-name="RMIDBLayerFactoryImplementation.A16" office:value-type="string">
            <text:p text:style-name="Table_20_Contents"/>
          </table:table-cell>
          <table:table-cell table:style-name="RMIDBLayerFactoryImplementation.A4" office:value-type="string">
            <text:p text:style-name="Table_20_Contents">unexport(db)</text:p>
          </table:table-cell>
          <table:table-cell table:style-name="RMIDBLayerFactoryImplementation.B4" office:value-type="string">
            <text:p text:style-name="Table_20_Contents"/>
          </table:table-cell>
        </table:table-row>
        <table:table-row>
          <table:table-cell table:style-name="RMIDBLayerFactoryImplementation.A16" office:value-type="string">
            <text:p text:style-name="Table_20_Contents"/>
          </table:table-cell>
          <table:table-cell table:style-name="RMIDBLayerFactoryImplementation.A16" office:value-type="string">
            <text:p text:style-name="Table_20_Contents"/>
          </table:table-cell>
          <table:table-cell table:style-name="RMIDBLayerFactoryImplementation.A4" office:value-type="string">
            <text:p text:style-name="Table_20_Contents">return</text:p>
          </table:table-cell>
          <table:table-cell table:style-name="RMIDBLayerFactoryImplementation.B4" office:value-type="string">
            <text:p text:style-name="Table_20_Contents"/>
          </table:table-cell>
        </table:table-row>
        <table:table-row>
          <table:table-cell table:style-name="RMIDBLayerFactoryImplementation.A16" office:value-type="string">
            <text:p text:style-name="Table_20_Contents"/>
          </table:table-cell>
          <table:table-cell table:style-name="RMIDBLayerFactoryImplementation.A16" office:value-type="string">
            <text:p text:style-name="Table_20_Contents">return</text:p>
          </table:table-cell>
          <table:table-cell table:style-name="RMIDBLayerFactoryImplementation.A4" office:value-type="string">
            <text:p text:style-name="Table_20_Contents"/>
          </table:table-cell>
          <table:table-cell table:style-name="RMIDBLayerFactoryImplementation.B4" office:value-type="string">
            <text:p text:style-name="Table_20_Contents"/>
          </table:table-cell>
        </table:table-row>
        <table:table-row>
          <table:table-cell table:style-name="RMIDBLayerFactoryImplementation.A21" office:value-type="string">
            <text:p text:style-name="Table_20_Contents">// db is destroyed</text:p>
          </table:table-cell>
          <table:table-cell table:style-name="RMIDBLayerFactoryImplementation.A21" office:value-type="string">
            <text:p text:style-name="Table_20_Contents"/>
          </table:table-cell>
          <table:table-cell table:style-name="RMIDBLayerFactoryImplementation.A12" office:value-type="string">
            <text:p text:style-name="Table_20_Contents"/>
          </table:table-cell>
          <table:table-cell table:style-name="RMIDBLayerFactoryImplementation.B12" office:value-type="string">
            <text:p text:style-name="Table_20_Contents"/>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obyčejné" style:font-family-generic="modern" style:font-pitch="fixed"/>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hatch draw:name="Blue_20_Crossed_20_45_20_Degrees" draw:display-name="Blue Crossed 45 Degrees" draw:style="double" draw:color="#000080" draw:distance="0.043cm" draw:rotation="45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text-properties style:font-name="Courier New1"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1.3cm" fo:margin-right="1.3cm" fo:margin-top="0cm" fo:margin-bottom="0cm" fo:text-indent="0cm" style:auto-text-indent="false" fo:background-color="#e6e6e6"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2-19T21:11:29</meta:creation-date>
    <dc:creator>Erik Kratochvíl</dc:creator>
    <dc:date>2006-03-11T17:51:25</dc:date>
    <dc:language>cs-CZ</dc:language>
    <meta:editing-cycles>68</meta:editing-cycles>
    <meta:editing-duration>PT8H15M21S</meta:editing-duration>
    <meta:user-defined meta:name="Info 1"/>
    <meta:user-defined meta:name="Info 2"/>
    <meta:user-defined meta:name="Info 3"/>
    <meta:user-defined meta:name="Info 4"/>
    <meta:document-statistic meta:table-count="2" meta:image-count="0" meta:object-count="0" meta:page-count="9" meta:paragraph-count="261" meta:word-count="2643" meta:character-count="16919"/>
  </office:meta>
</office:document-meta>
</file>